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5-09-0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6056" calcext:value-type="float">
            <text:p>225.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5-06-05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30792" calcext:value-type="float">
            <text:p>225.0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5-03-0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07704" calcext:value-type="float">
            <text:p>224.7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4-12-0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07704" calcext:value-type="float">
            <text:p>224.7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4-09-1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09328" calcext:value-type="float">
            <text:p>225.5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4-06-06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15552" calcext:value-type="float">
            <text:p>225.0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4-03-14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66808" calcext:value-type="float">
            <text:p>224.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3-12-05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47328" calcext:value-type="float">
            <text:p>224.7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3-09-07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65868" calcext:value-type="float">
            <text:p>225.6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3-06-0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07576" calcext:value-type="float">
            <text:p>225.2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3-03-0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96096" calcext:value-type="float">
            <text:p>224.7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2-12-0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7476" calcext:value-type="float">
            <text:p>224.7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2-09-15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05112" calcext:value-type="float">
            <text:p>225.3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2-06-0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68664" calcext:value-type="float">
            <text:p>224.7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2-03-03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098104" calcext:value-type="float">
            <text:p>224.0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1-12-0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08896" calcext:value-type="float">
            <text:p>224.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1-09-07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5096" calcext:value-type="float">
            <text:p>224.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1-06-07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2424" calcext:value-type="float">
            <text:p>224.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1-03-10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7994" calcext:value-type="float">
            <text:p>223.7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0-12-02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942656" calcext:value-type="float">
            <text:p>223.9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0-09-02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601024" calcext:value-type="float">
            <text:p>224.6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0-06-02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01152" calcext:value-type="float">
            <text:p>224.1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20-03-0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698816" calcext:value-type="float">
            <text:p>223.6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9-12-0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747584" calcext:value-type="float">
            <text:p>223.7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9-09-0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0044" calcext:value-type="float">
            <text:p>224.5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9-06-0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991424" calcext:value-type="float">
            <text:p>223.9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9-03-0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714056" calcext:value-type="float">
            <text:p>223.7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8-12-10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732344" calcext:value-type="float">
            <text:p>223.7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8-09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09584" calcext:value-type="float">
            <text:p>224.5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8-06-05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04324" calcext:value-type="float">
            <text:p>224.0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8-03-2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08544" calcext:value-type="float">
            <text:p>223.8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7-12-13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11592" calcext:value-type="float">
            <text:p>223.8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7-09-1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01608" calcext:value-type="float">
            <text:p>224.7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7-06-06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24824" calcext:value-type="float">
            <text:p>224.5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7-03-13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80984" calcext:value-type="float">
            <text:p>224.2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6-12-14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29168" calcext:value-type="float">
            <text:p>224.2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6-09-1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764" calcext:value-type="float">
            <text:p>224.9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6-06-0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12632" calcext:value-type="float">
            <text:p>224.5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6-03-14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912176" calcext:value-type="float">
            <text:p>223.9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5-12-0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963992" calcext:value-type="float">
            <text:p>223.9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5-09-22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62236" calcext:value-type="float">
            <text:p>224.6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5-06-01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40776" calcext:value-type="float">
            <text:p>224.1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5-03-11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720152" calcext:value-type="float">
            <text:p>223.7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4-12-01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979232" calcext:value-type="float">
            <text:p>223.9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4-09-1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30336" calcext:value-type="float">
            <text:p>224.4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4-06-0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72424" calcext:value-type="float">
            <text:p>224.3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4-03-11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756" calcext:value-type="float">
            <text:p>223.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3-12-02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63176" calcext:value-type="float">
            <text:p>223.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3-09-10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59648" calcext:value-type="float">
            <text:p>224.2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3-06-03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58608" calcext:value-type="float">
            <text:p>223.5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3-03-12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08088" calcext:value-type="float">
            <text:p>223.2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2-12-05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75144" calcext:value-type="float">
            <text:p>223.2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2-09-04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01736" calcext:value-type="float">
            <text:p>224.2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2-06-05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69272" calcext:value-type="float">
            <text:p>223.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2-03-01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83704" calcext:value-type="float">
            <text:p>223.1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1-12-01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4888" calcext:value-type="float">
            <text:p>223.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1-09-1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84744" calcext:value-type="float">
            <text:p>223.8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1-06-07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89088" calcext:value-type="float">
            <text:p>223.5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1-03-02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9648" calcext:value-type="float">
            <text:p>223.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0-12-0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85456" calcext:value-type="float">
            <text:p>223.4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0-09-0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05496" calcext:value-type="float">
            <text:p>223.8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0-06-02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634808" calcext:value-type="float">
            <text:p>223.6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10-03-0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25792" calcext:value-type="float">
            <text:p>223.1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9-12-02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94016" calcext:value-type="float">
            <text:p>223.3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9-09-03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994472" calcext:value-type="float">
            <text:p>223.9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9-06-02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32928" calcext:value-type="float">
            <text:p>223.8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9-03-1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92136" calcext:value-type="float">
            <text:p>223.5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8-12-1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683576" calcext:value-type="float">
            <text:p>223.6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8-09-09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50504" calcext:value-type="float">
            <text:p>224.2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8-06-04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756" calcext:value-type="float">
            <text:p>223.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8-02-27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0504" calcext:value-type="float">
            <text:p>223.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7-12-1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898" calcext:value-type="float">
            <text:p>223.1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7-09-0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90608" calcext:value-type="float">
            <text:p>223.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7-07-1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781112" calcext:value-type="float">
            <text:p>223.7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7-06-0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15352" calcext:value-type="float">
            <text:p>223.4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7-03-0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5264" calcext:value-type="float">
            <text:p>223.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6-12-0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58736" calcext:value-type="float">
            <text:p>223.0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6-09-0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2696" calcext:value-type="float">
            <text:p>223.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6-03-09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95896" calcext:value-type="float">
            <text:p>223.1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5-12-07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48296" calcext:value-type="float">
            <text:p>223.3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5-09-07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08544" calcext:value-type="float">
            <text:p>223.8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5-06-06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619568" calcext:value-type="float">
            <text:p>223.6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5-03-0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2884" calcext:value-type="float">
            <text:p>223.1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4-12-02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98944" calcext:value-type="float">
            <text:p>223.1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4-09-08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1464" calcext:value-type="float">
            <text:p>223.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4-06-02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625664" calcext:value-type="float">
            <text:p>223.6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4-03-1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47128" calcext:value-type="float">
            <text:p>223.1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3-12-0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28256" calcext:value-type="float">
            <text:p>223.0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3-09-03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09256" calcext:value-type="float">
            <text:p>223.4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3-06-0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18528" calcext:value-type="float">
            <text:p>222.9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3-03-0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281496" calcext:value-type="float">
            <text:p>222.2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0776" calcext:value-type="float">
            <text:p>222.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446088" calcext:value-type="float">
            <text:p>222.4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2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22416" calcext:value-type="float">
            <text:p>222.0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2-04-1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74944" calcext:value-type="float">
            <text:p>221.6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01336" calcext:value-type="float">
            <text:p>221.0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36616" calcext:value-type="float">
            <text:p>221.3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80584" calcext:value-type="float">
            <text:p>221.0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67352" calcext:value-type="float">
            <text:p>220.3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52112" calcext:value-type="float">
            <text:p>220.3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31816" calcext:value-type="float">
            <text:p>221.0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23968" calcext:value-type="float">
            <text:p>220.7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200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62552" calcext:value-type="float">
            <text:p>220.0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9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35704" calcext:value-type="float">
            <text:p>220.1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47768" calcext:value-type="float">
            <text:p>220.6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9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8564" calcext:value-type="float">
            <text:p>220.3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17416" calcext:value-type="float">
            <text:p>220.1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38496" calcext:value-type="float">
            <text:p>221.1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54448" calcext:value-type="float">
            <text:p>220.7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8-06-1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228" calcext:value-type="float">
            <text:p>220.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8-03-18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93616" calcext:value-type="float">
            <text:p>220.1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7-12-15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08856" calcext:value-type="float">
            <text:p>220.2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7-09-11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25848" calcext:value-type="float">
            <text:p>220.5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7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78832" calcext:value-type="float">
            <text:p>220.7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7-03-1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3804" calcext:value-type="float">
            <text:p>220.5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7-02-11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86224" calcext:value-type="float">
            <text:p>220.4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6-11-22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6664" calcext:value-type="float">
            <text:p>220.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6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43296" calcext:value-type="float">
            <text:p>221.4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82464" calcext:value-type="float">
            <text:p>220.8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60544" calcext:value-type="float">
            <text:p>220.7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5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38496" calcext:value-type="float">
            <text:p>221.1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15152" calcext:value-type="float">
            <text:p>221.8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42712" calcext:value-type="float">
            <text:p>221.3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1048" calcext:value-type="float">
            <text:p>221.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7624" calcext:value-type="float">
            <text:p>221.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760288" calcext:value-type="float">
            <text:p>221.7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68392" calcext:value-type="float">
            <text:p>221.0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79416" calcext:value-type="float">
            <text:p>220.8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58536" calcext:value-type="float">
            <text:p>221.4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24296" calcext:value-type="float">
            <text:p>221.8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48808" calcext:value-type="float">
            <text:p>221.3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64176" calcext:value-type="float">
            <text:p>220.8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77536" calcext:value-type="float">
            <text:p>221.0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6956" calcext:value-type="float">
            <text:p>221.2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04512" calcext:value-type="float">
            <text:p>220.5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84472" calcext:value-type="float">
            <text:p>220.1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56328" calcext:value-type="float">
            <text:p>220.5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09312" calcext:value-type="float">
            <text:p>220.8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68064" calcext:value-type="float">
            <text:p>219.9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41928" calcext:value-type="float">
            <text:p>219.6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5036" calcext:value-type="float">
            <text:p>220.0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1612" calcext:value-type="float">
            <text:p>220.4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0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20592" calcext:value-type="float">
            <text:p>219.6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90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98088" calcext:value-type="float">
            <text:p>219.3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27856" calcext:value-type="float">
            <text:p>219.8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36288" calcext:value-type="float">
            <text:p>220.2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74872" calcext:value-type="float">
            <text:p>219.5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67608" calcext:value-type="float">
            <text:p>219.3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8-11-02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35248" calcext:value-type="float">
            <text:p>219.5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8-07-2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78504" calcext:value-type="float">
            <text:p>219.6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63976" calcext:value-type="float">
            <text:p>219.2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70784" calcext:value-type="float">
            <text:p>218.8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7-11-05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38424" calcext:value-type="float">
            <text:p>219.0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29152" calcext:value-type="float">
            <text:p>219.5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7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48152" calcext:value-type="float">
            <text:p>219.1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51912" calcext:value-type="float">
            <text:p>218.7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13456" calcext:value-type="float">
            <text:p>218.9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59632" calcext:value-type="float">
            <text:p>219.5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08528" calcext:value-type="float">
            <text:p>219.1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464" calcext:value-type="float">
            <text:p>218.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62224" calcext:value-type="float">
            <text:p>218.9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54248" calcext:value-type="float">
            <text:p>219.1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56584" calcext:value-type="float">
            <text:p>219.5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6268" calcext:value-type="float">
            <text:p>219.5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84728" calcext:value-type="float">
            <text:p>219.1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96336" calcext:value-type="float">
            <text:p>219.0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53664" calcext:value-type="float">
            <text:p>219.0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71368" calcext:value-type="float">
            <text:p>218.9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6164" calcext:value-type="float">
            <text:p>218.8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1592" calcext:value-type="float">
            <text:p>218.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64688" calcext:value-type="float">
            <text:p>218.8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92704" calcext:value-type="float">
            <text:p>218.9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274" calcext:value-type="float">
            <text:p>219.2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29024" calcext:value-type="float">
            <text:p>220.0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85184" calcext:value-type="float">
            <text:p>219.7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04056" calcext:value-type="float">
            <text:p>219.9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82136" calcext:value-type="float">
            <text:p>219.7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81552" calcext:value-type="float">
            <text:p>219.6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74872" calcext:value-type="float">
            <text:p>219.5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49904" calcext:value-type="float">
            <text:p>219.4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34664" calcext:value-type="float">
            <text:p>219.4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16376" calcext:value-type="float">
            <text:p>219.4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43224" calcext:value-type="float">
            <text:p>219.3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3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6268" calcext:value-type="float">
            <text:p>219.5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68064" calcext:value-type="float">
            <text:p>219.9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00296" calcext:value-type="float">
            <text:p>220.3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67936" calcext:value-type="float">
            <text:p>220.4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01464" calcext:value-type="float">
            <text:p>220.5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91736" calcext:value-type="float">
            <text:p>220.3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90568" calcext:value-type="float">
            <text:p>220.1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68648" calcext:value-type="float">
            <text:p>220.0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4368" calcext:value-type="float">
            <text:p>219.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34536" calcext:value-type="float">
            <text:p>219.9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57624" calcext:value-type="float">
            <text:p>220.2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43552" calcext:value-type="float">
            <text:p>220.4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92192" calcext:value-type="float">
            <text:p>220.9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0192" calcext:value-type="float">
            <text:p>221.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02048" calcext:value-type="float">
            <text:p>220.6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34408" calcext:value-type="float">
            <text:p>220.4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82008" calcext:value-type="float">
            <text:p>220.2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97248" calcext:value-type="float">
            <text:p>220.2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54576" calcext:value-type="float">
            <text:p>220.2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06976" calcext:value-type="float">
            <text:p>220.4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99584" calcext:value-type="float">
            <text:p>220.6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98288" calcext:value-type="float">
            <text:p>220.9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05552" calcext:value-type="float">
            <text:p>221.2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65344" calcext:value-type="float">
            <text:p>221.0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51984" calcext:value-type="float">
            <text:p>220.8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94784" calcext:value-type="float">
            <text:p>220.3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12488" calcext:value-type="float">
            <text:p>220.3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47896" calcext:value-type="float">
            <text:p>220.1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69232" calcext:value-type="float">
            <text:p>220.1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60672" calcext:value-type="float">
            <text:p>220.2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95368" calcext:value-type="float">
            <text:p>220.4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8188" calcext:value-type="float">
            <text:p>220.7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9044" calcext:value-type="float">
            <text:p>220.6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00752" calcext:value-type="float">
            <text:p>220.9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41672" calcext:value-type="float">
            <text:p>220.6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0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89272" calcext:value-type="float">
            <text:p>220.4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0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45432" calcext:value-type="float">
            <text:p>220.2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0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74744" calcext:value-type="float">
            <text:p>220.0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5036" calcext:value-type="float">
            <text:p>220.0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01592" calcext:value-type="float">
            <text:p>220.0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14368" calcext:value-type="float">
            <text:p>220.1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7896" calcext:value-type="float">
            <text:p>220.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9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5996" calcext:value-type="float">
            <text:p>220.6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28184" calcext:value-type="float">
            <text:p>220.9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43424" calcext:value-type="float">
            <text:p>220.9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4472" calcext:value-type="float">
            <text:p>220.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8564" calcext:value-type="float">
            <text:p>220.3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14952" calcext:value-type="float">
            <text:p>220.2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32072" calcext:value-type="float">
            <text:p>220.0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49776" calcext:value-type="float">
            <text:p>219.9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16832" calcext:value-type="float">
            <text:p>220.0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32656" calcext:value-type="float">
            <text:p>220.1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34992" calcext:value-type="float">
            <text:p>220.5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8188" calcext:value-type="float">
            <text:p>220.7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06848" calcext:value-type="float">
            <text:p>220.9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8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24552" calcext:value-type="float">
            <text:p>220.8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1424" calcext:value-type="float">
            <text:p>220.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75912" calcext:value-type="float">
            <text:p>220.2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63136" calcext:value-type="float">
            <text:p>220.1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22928" calcext:value-type="float">
            <text:p>220.0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61384" calcext:value-type="float">
            <text:p>219.8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85184" calcext:value-type="float">
            <text:p>219.7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12032" calcext:value-type="float">
            <text:p>219.7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97376" calcext:value-type="float">
            <text:p>219.7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88816" calcext:value-type="float">
            <text:p>219.8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20464" calcext:value-type="float">
            <text:p>220.1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81424" calcext:value-type="float">
            <text:p>220.1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5036" calcext:value-type="float">
            <text:p>220.0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94328" calcext:value-type="float">
            <text:p>219.7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49904" calcext:value-type="float">
            <text:p>219.4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85312" calcext:value-type="float">
            <text:p>219.2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81096" calcext:value-type="float">
            <text:p>219.0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20136" calcext:value-type="float">
            <text:p>219.0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43936" calcext:value-type="float">
            <text:p>218.9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89656" calcext:value-type="float">
            <text:p>218.9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17672" calcext:value-type="float">
            <text:p>219.1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00552" calcext:value-type="float">
            <text:p>219.3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6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99256" calcext:value-type="float">
            <text:p>219.5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6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24352" calcext:value-type="float">
            <text:p>219.2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93288" calcext:value-type="float">
            <text:p>219.0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13456" calcext:value-type="float">
            <text:p>218.9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61056" calcext:value-type="float">
            <text:p>218.7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09824" calcext:value-type="float">
            <text:p>218.8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55544" calcext:value-type="float">
            <text:p>218.8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17672" calcext:value-type="float">
            <text:p>219.1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29152" calcext:value-type="float">
            <text:p>219.5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24936" calcext:value-type="float">
            <text:p>219.3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19552" calcext:value-type="float">
            <text:p>218.9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82392" calcext:value-type="float">
            <text:p>218.7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5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5684" calcext:value-type="float">
            <text:p>218.5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8732" calcext:value-type="float">
            <text:p>218.5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87192" calcext:value-type="float">
            <text:p>219.0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06648" calcext:value-type="float">
            <text:p>219.3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4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2552" calcext:value-type="float">
            <text:p>219.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274" calcext:value-type="float">
            <text:p>219.2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20136" calcext:value-type="float">
            <text:p>219.0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82976" calcext:value-type="float">
            <text:p>218.8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21432" calcext:value-type="float">
            <text:p>218.7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4828" calcext:value-type="float">
            <text:p>218.6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90368" calcext:value-type="float">
            <text:p>218.5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11704" calcext:value-type="float">
            <text:p>218.6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05608" calcext:value-type="float">
            <text:p>218.6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04312" calcext:value-type="float">
            <text:p>218.9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2928" calcext:value-type="float">
            <text:p>219.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48736" calcext:value-type="float">
            <text:p>219.2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00552" calcext:value-type="float">
            <text:p>219.3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04312" calcext:value-type="float">
            <text:p>218.9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69616" calcext:value-type="float">
            <text:p>218.6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23312" calcext:value-type="float">
            <text:p>218.5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8064" calcext:value-type="float">
            <text:p>218.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3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41016" calcext:value-type="float">
            <text:p>218.4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47696" calcext:value-type="float">
            <text:p>218.5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45232" calcext:value-type="float">
            <text:p>218.6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89072" calcext:value-type="float">
            <text:p>218.8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84144" calcext:value-type="float">
            <text:p>219.0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79216" calcext:value-type="float">
            <text:p>219.2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61512" calcext:value-type="float">
            <text:p>219.3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63976" calcext:value-type="float">
            <text:p>219.2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11576" calcext:value-type="float">
            <text:p>219.1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04312" calcext:value-type="float">
            <text:p>218.9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40304" calcext:value-type="float">
            <text:p>218.8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27528" calcext:value-type="float">
            <text:p>218.7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60472" calcext:value-type="float">
            <text:p>218.6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03144" calcext:value-type="float">
            <text:p>218.7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37256" calcext:value-type="float">
            <text:p>218.8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56712" calcext:value-type="float">
            <text:p>219.0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46272" calcext:value-type="float">
            <text:p>219.3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4744" calcext:value-type="float">
            <text:p>219.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20592" calcext:value-type="float">
            <text:p>219.6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37712" calcext:value-type="float">
            <text:p>219.4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79216" calcext:value-type="float">
            <text:p>219.2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57296" calcext:value-type="float">
            <text:p>219.1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17088" calcext:value-type="float">
            <text:p>219.0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80512" calcext:value-type="float">
            <text:p>218.9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86024" calcext:value-type="float">
            <text:p>218.8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0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56128" calcext:value-type="float">
            <text:p>218.9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04896" calcext:value-type="float">
            <text:p>219.0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70072" calcext:value-type="float">
            <text:p>219.2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20592" calcext:value-type="float">
            <text:p>219.6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7604" calcext:value-type="float">
            <text:p>219.7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12616" calcext:value-type="float">
            <text:p>219.8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57168" calcext:value-type="float">
            <text:p>219.6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59048" calcext:value-type="float">
            <text:p>219.4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70072" calcext:value-type="float">
            <text:p>219.2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68904" calcext:value-type="float">
            <text:p>219.0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01848" calcext:value-type="float">
            <text:p>219.0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7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04312" calcext:value-type="float">
            <text:p>218.9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04896" calcext:value-type="float">
            <text:p>219.0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42056" calcext:value-type="float">
            <text:p>219.1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1028" calcext:value-type="float">
            <text:p>219.4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51072" calcext:value-type="float">
            <text:p>219.6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85768" calcext:value-type="float">
            <text:p>219.8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5892" calcext:value-type="float">
            <text:p>219.9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19296" calcext:value-type="float">
            <text:p>219.9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85184" calcext:value-type="float">
            <text:p>219.7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02888" calcext:value-type="float">
            <text:p>219.7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56584" calcext:value-type="float">
            <text:p>219.5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9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13328" calcext:value-type="float">
            <text:p>219.4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22472" calcext:value-type="float">
            <text:p>219.4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65144" calcext:value-type="float">
            <text:p>219.4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87648" calcext:value-type="float">
            <text:p>219.6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66896" calcext:value-type="float">
            <text:p>219.7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05224" calcext:value-type="float">
            <text:p>220.1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7896" calcext:value-type="float">
            <text:p>220.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8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91152" calcext:value-type="float">
            <text:p>220.2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69232" calcext:value-type="float">
            <text:p>220.1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01592" calcext:value-type="float">
            <text:p>220.0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8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82136" calcext:value-type="float">
            <text:p>219.7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63264" calcext:value-type="float">
            <text:p>219.6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4744" calcext:value-type="float">
            <text:p>219.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89528" calcext:value-type="float">
            <text:p>219.4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92576" calcext:value-type="float">
            <text:p>219.4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17544" calcext:value-type="float">
            <text:p>219.6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91864" calcext:value-type="float">
            <text:p>219.8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11904" calcext:value-type="float">
            <text:p>220.2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85056" calcext:value-type="float">
            <text:p>220.2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7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7896" calcext:value-type="float">
            <text:p>220.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1132" calcext:value-type="float">
            <text:p>220.1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79672" calcext:value-type="float">
            <text:p>219.8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35832" calcext:value-type="float">
            <text:p>219.6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62096" calcext:value-type="float">
            <text:p>219.4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6456" calcext:value-type="float">
            <text:p>219.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274" calcext:value-type="float">
            <text:p>219.2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27984" calcext:value-type="float">
            <text:p>219.3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37712" calcext:value-type="float">
            <text:p>219.4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6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79088" calcext:value-type="float">
            <text:p>219.7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68064" calcext:value-type="float">
            <text:p>219.9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86936" calcext:value-type="float">
            <text:p>220.0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29608" calcext:value-type="float">
            <text:p>220.1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44264" calcext:value-type="float">
            <text:p>220.0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132" calcext:value-type="float">
            <text:p>219.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90696" calcext:value-type="float">
            <text:p>219.6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01136" calcext:value-type="float">
            <text:p>219.4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79216" calcext:value-type="float">
            <text:p>219.2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91408" calcext:value-type="float">
            <text:p>219.2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5788" calcext:value-type="float">
            <text:p>219.2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9504" calcext:value-type="float">
            <text:p>219.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71824" calcext:value-type="float">
            <text:p>219.5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52824" calcext:value-type="float">
            <text:p>219.9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02176" calcext:value-type="float">
            <text:p>220.1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96664" calcext:value-type="float">
            <text:p>220.1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75328" calcext:value-type="float">
            <text:p>220.1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5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16248" calcext:value-type="float">
            <text:p>219.9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608" calcext:value-type="float">
            <text:p>219.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66312" calcext:value-type="float">
            <text:p>219.6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5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29736" calcext:value-type="float">
            <text:p>219.6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29152" calcext:value-type="float">
            <text:p>219.5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38296" calcext:value-type="float">
            <text:p>219.5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12032" calcext:value-type="float">
            <text:p>219.7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86352" calcext:value-type="float">
            <text:p>219.9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69816" calcext:value-type="float">
            <text:p>220.2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4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79544" calcext:value-type="float">
            <text:p>220.3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64888" calcext:value-type="float">
            <text:p>220.4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6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53992" calcext:value-type="float">
            <text:p>220.1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32784" calcext:value-type="float">
            <text:p>219.6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37712" calcext:value-type="float">
            <text:p>219.4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00424" calcext:value-type="float">
            <text:p>219.8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93032" calcext:value-type="float">
            <text:p>220.0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9984" calcext:value-type="float">
            <text:p>219.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52368" calcext:value-type="float">
            <text:p>219.3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5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65144" calcext:value-type="float">
            <text:p>219.4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32328" calcext:value-type="float">
            <text:p>219.0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77336" calcext:value-type="float">
            <text:p>219.4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8648" calcext:value-type="float">
            <text:p>219.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4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7688" calcext:value-type="float">
            <text:p>218.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62224" calcext:value-type="float">
            <text:p>218.9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464" calcext:value-type="float">
            <text:p>218.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13456" calcext:value-type="float">
            <text:p>218.9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33496" calcext:value-type="float">
            <text:p>219.2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52368" calcext:value-type="float">
            <text:p>219.3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98672" calcext:value-type="float">
            <text:p>219.4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3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41344" calcext:value-type="float">
            <text:p>219.5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798" calcext:value-type="float">
            <text:p>219.3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7312" calcext:value-type="float">
            <text:p>219.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1404" calcext:value-type="float">
            <text:p>219.0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3784" calcext:value-type="float">
            <text:p>218.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3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12872" calcext:value-type="float">
            <text:p>218.8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8544" calcext:value-type="float">
            <text:p>218.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3784" calcext:value-type="float">
            <text:p>218.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81096" calcext:value-type="float">
            <text:p>219.0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512" calcext:value-type="float">
            <text:p>219.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48736" calcext:value-type="float">
            <text:p>219.2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036" calcext:value-type="float">
            <text:p>219.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74288" calcext:value-type="float">
            <text:p>219.4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75456" calcext:value-type="float">
            <text:p>219.6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2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1508" calcext:value-type="float">
            <text:p>219.7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2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66312" calcext:value-type="float">
            <text:p>219.6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53536" calcext:value-type="float">
            <text:p>219.5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46856" calcext:value-type="float">
            <text:p>219.4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48736" calcext:value-type="float">
            <text:p>219.2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63392" calcext:value-type="float">
            <text:p>219.1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56128" calcext:value-type="float">
            <text:p>218.9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6832" calcext:value-type="float">
            <text:p>218.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89656" calcext:value-type="float">
            <text:p>218.9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07112300001</text:p>
          </table:table-cell>
          <table:table-cell office:value-type="string" calcext:value-type="string">
            <text:p>03N 34E 32BBC1 <text:s text:c="14"/>HIGHWAY 2</text:p>
          </table:table-cell>
          <table:table-cell office:value-type="string" calcext:value-type="string">
            <text:p>1950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792" calcext:value-type="float">
            <text:p>214.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70" meta:object-count="0"/>
    <meta:user-defined meta:name="AppVersion">3.0</meta:user-defined>
  </office:meta>
</office:document-meta>
</file>